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3dfd7b" officeooo:paragraph-rsid="0004e06c"/>
    </style:style>
    <style:style style:name="P2" style:family="paragraph" style:parent-style-name="Standard">
      <style:text-properties officeooo:rsid="004bb08d" officeooo:paragraph-rsid="0004e06c"/>
    </style:style>
    <style:style style:name="P3" style:family="paragraph" style:parent-style-name="Standard">
      <style:text-properties officeooo:rsid="003dfd7b" officeooo:paragraph-rsid="0004e06c"/>
    </style:style>
    <style:style style:name="P4" style:family="paragraph" style:parent-style-name="Standard">
      <style:text-properties officeooo:rsid="003e31d2" officeooo:paragraph-rsid="0004e06c"/>
    </style:style>
    <style:style style:name="P5" style:family="paragraph" style:parent-style-name="Standard">
      <style:text-properties officeooo:rsid="004025af" officeooo:paragraph-rsid="0004e06c"/>
    </style:style>
    <style:style style:name="P6" style:family="paragraph" style:parent-style-name="Standard">
      <style:text-properties officeooo:rsid="0040c2a1" officeooo:paragraph-rsid="0004e06c"/>
    </style:style>
    <style:style style:name="P7" style:family="paragraph" style:parent-style-name="Standard">
      <style:text-properties style:font-name="Dudu Cyryllic" officeooo:rsid="0040c2a1" officeooo:paragraph-rsid="0004e06c"/>
    </style:style>
    <style:style style:name="P8" style:family="paragraph" style:parent-style-name="Standard">
      <style:text-properties style:font-name="Dudu Cyryllic" officeooo:rsid="0048b029" officeooo:paragraph-rsid="0004e06c"/>
    </style:style>
    <style:style style:name="P9" style:family="paragraph" style:parent-style-name="Standard">
      <style:text-properties style:font-name="Liberation Serif" fo:font-style="italic" officeooo:rsid="0040c2a1" officeooo:paragraph-rsid="0004e06c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48b029" officeooo:paragraph-rsid="0004e06c" style:font-style-asian="italic" style:font-style-complex="italic"/>
    </style:style>
    <style:style style:name="P11" style:family="paragraph" style:parent-style-name="Standard">
      <style:text-properties officeooo:rsid="0041c84e" officeooo:paragraph-rsid="0004e06c"/>
    </style:style>
    <style:style style:name="P12" style:family="paragraph" style:parent-style-name="Standard">
      <style:text-properties officeooo:rsid="0041f1eb" officeooo:paragraph-rsid="0004e06c"/>
    </style:style>
    <style:style style:name="P13" style:family="paragraph" style:parent-style-name="Standard">
      <style:text-properties officeooo:rsid="0043dc7c" officeooo:paragraph-rsid="0004e06c"/>
    </style:style>
    <style:style style:name="P14" style:family="paragraph" style:parent-style-name="Standard">
      <style:text-properties officeooo:rsid="0044bfc4" officeooo:paragraph-rsid="0004e06c"/>
    </style:style>
    <style:style style:name="P15" style:family="paragraph" style:parent-style-name="Standard">
      <style:text-properties officeooo:rsid="0025265d" officeooo:paragraph-rsid="0004e06c"/>
    </style:style>
    <style:style style:name="P16" style:family="paragraph" style:parent-style-name="Standard">
      <style:text-properties officeooo:rsid="0025db4d" officeooo:paragraph-rsid="0004e06c"/>
    </style:style>
    <style:style style:name="P17" style:family="paragraph" style:parent-style-name="Standard">
      <style:text-properties officeooo:rsid="0026c0a6" officeooo:paragraph-rsid="0004e06c"/>
    </style:style>
    <style:style style:name="P18" style:family="paragraph" style:parent-style-name="Standard">
      <style:text-properties officeooo:rsid="002899a6" officeooo:paragraph-rsid="0004e06c"/>
    </style:style>
    <style:style style:name="P19" style:family="paragraph" style:parent-style-name="Standard">
      <style:text-properties officeooo:rsid="0048a641" officeooo:paragraph-rsid="0004e06c"/>
    </style:style>
    <style:style style:name="P20" style:family="paragraph" style:parent-style-name="Standard">
      <style:text-properties officeooo:rsid="0048b029" officeooo:paragraph-rsid="0004e06c"/>
    </style:style>
    <style:style style:name="P21" style:family="paragraph" style:parent-style-name="Standard">
      <style:text-properties officeooo:rsid="00499931" officeooo:paragraph-rsid="0004e06c"/>
    </style:style>
    <style:style style:name="P22" style:family="paragraph" style:parent-style-name="Standard">
      <style:text-properties officeooo:rsid="004aa788" officeooo:paragraph-rsid="0004e06c"/>
    </style:style>
    <style:style style:name="P23" style:family="paragraph" style:parent-style-name="Standard">
      <style:text-properties officeooo:rsid="004b9af5" officeooo:paragraph-rsid="0004e06c"/>
    </style:style>
    <style:style style:name="T1" style:family="text">
      <style:text-properties officeooo:rsid="003e31d2"/>
    </style:style>
    <style:style style:name="T2" style:family="text">
      <style:text-properties officeooo:rsid="00410c1e"/>
    </style:style>
    <style:style style:name="T3" style:family="text">
      <style:text-properties officeooo:rsid="02df4956"/>
    </style:style>
    <style:style style:name="T4" style:family="text">
      <style:text-properties officeooo:rsid="00d125e9"/>
    </style:style>
    <style:style style:name="T5" style:family="text">
      <style:text-properties officeooo:rsid="0041c84e"/>
    </style:style>
    <style:style style:name="T6" style:family="text">
      <style:text-properties officeooo:rsid="00eac0d4"/>
    </style:style>
    <style:style style:name="T7" style:family="text">
      <style:text-properties officeooo:rsid="00481d57"/>
    </style:style>
    <style:style style:name="T8" style:family="text">
      <style:text-properties officeooo:rsid="02e134df"/>
    </style:style>
    <style:style style:name="T9" style:family="text">
      <style:text-properties officeooo:rsid="00246690"/>
    </style:style>
    <style:style style:name="T10" style:family="text">
      <style:text-properties officeooo:rsid="0044bfc4"/>
    </style:style>
    <style:style style:name="T11" style:family="text">
      <style:text-properties officeooo:rsid="0048b029"/>
    </style:style>
    <style:style style:name="T12" style:family="text">
      <style:text-properties officeooo:rsid="0056d9ed"/>
    </style:style>
    <style:style style:name="T13" style:family="text">
      <style:text-properties officeooo:rsid="004b9a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Однако, классная руководительница не полностью утратила ко мне доверие, потому что месяц спустя дала мне маленькое, но ответственное поручение — сходить в наш бывший класс и что-то передать Серафиме Сергеевне на словах.</text:p>
      <text:p text:style-name="P3">Я постучал в знакомую дверь и повторил слова для Серафимы Сергеевны, что сидела за столом перед новой порослью первоклашек. Она поблагодарила и напоследок попросила меня прикрыть форточку в окне напротив двери.</text:p>
      <text:p text:style-name="P3">Я с готовностью вскарабкался на подоконник, дотянулся, стоя на нём, до форточки и захлопнул. Но для спуска я не стал опять ложиться на него животом, а спрыгнул на пол. </text:p>
      <text:p text:style-name="P3">Прыжок получился на удивление ловким и я гордо вышел мимо <text:span text:style-name="T1">парт с восторгом и почтением притихшей малышни.</text:span></text:p>
      <text:p text:style-name="P4">Неужто это мне когда-то казались <text:span text:style-name="T2">недосягаемо</text:span> взрослыми создан<text:span text:style-name="T2">ь</text:span>ями <text:span text:style-name="T3">те </text:span>первоклассницы, <text:span text:style-name="T3">что</text:span> <text:span text:style-name="T3">приходили с визитом в нашу детсадовскую группу</text:span>? Заносчивые гусыни!..</text:p>
      <text:p text:style-name="P4"/>
      <text:p text:style-name="P5">А дома у нас появился телевизор. В нём дикторы читали новости на фоне кремлёвских стен и башен, показывали чемпионат Европы и мира по хоккею, КВН, Кинопанораму: ну, и фильмы, конечно. </text:p>
      <text:p text:style-name="P5">Я никогда бы не подумал, что может быть фильм <text:span text:style-name="T3">аж </text:span>из четырёх серий, как «Вызываю огонь на себя». </text:p>
      <text:p text:style-name="P5">А <text:span text:style-name="T3">вот </text:span>итальянское кино мне не понравилось, потому что когда я переспросил про только что услышанное слово, <text:span text:style-name="T3">когда</text:span> Марчелло Мастрояни <text:span text:style-name="T3">заговорил про </text:span>«аборт», соседка засмеялась, а папа сказал мне идти в детскую — это кино не для меня.</text:p>
      <text:p text:style-name="P5"/>
      <text:p text:style-name="P6">Гонка вооружений шла не только в телевизоре, но и в нашей мальчукóвой жизни.</text:p>
      <text:p text:style-name="P6">Мы доросли до шпоночного оружия. Шпоночные пистолеты, шпоночные автоматы.</text:p>
      <text:p text:style-name="P6">Что такое рогатка никому объяснять не надо. Но рогатки бывают двух видов: для стрельбы камнями и для стрельбы шпонками.</text:p>
      <text:p text:style-name="P7"/>
      <text:p text:style-name="P9"><text:span text:style-name="T4">(...к</text:span>амнестрельные рогатки — убойное оружие, <text:s/>в голодные послевоенные годы в Степанакерте пацаны сшибали ими воробьёв <text:span text:style-name="T4">с деревьев себе </text:span>на обед...<text:span text:style-name="T4">)</text:span></text:p>
      <text:p text:style-name="P9"/>
      <text:p text:style-name="P6">Рогатка шпоночная — почти игрушка <text:span text:style-name="T5">сделанная из алюминиевой проволоки</text:span>, <text:span text:style-name="T5">и </text:span>вместо <text:span text:style-name="T5">полос</text:span> <text:span text:style-name="T6">резины </text:span>нарезанн<text:span text:style-name="T3">ой</text:span> из<text:span text:style-name="T6"> </text:span>противогаз<text:span text:style-name="T6">а</text:span> — <text:span text:style-name="T3">у неё </text:span>круглая авиамодельная <text:span text:style-name="T5">резинка</text:span>. <text:span text:style-name="T7">А</text:span> заряжается она кусочками согнутой в дугу алюминиевой проволоки — шпонками. </text:p>
      <text:p text:style-name="P11">Захватил резинку в изгиб шпонки, потянул на себя — отпустил и она полетела. </text:p>
      <text:p text:style-name="P11">Убить не убьёт, но почувствуется; лишь бы <text:span text:style-name="T6">только </text:span>не<text:span text:style-name="T6"> </text:span>в глаз.</text:p>
      <text:p text:style-name="P11">Теперь, если вместо рогатки резинку закрепить на кончик оструганной досочки и шпонку оттянуть вдоль той же досочки, то точность попадания намного возрастает, <text:span text:style-name="T4">ведь </text:span>шпонка <text:span text:style-name="T4">берёт разгон</text:span> по направляющей. </text:p>
      <text:p text:style-name="P11">Остальное на твоё усмотрение — выпилить из досочки автомат, или пистолет. <text:s/></text:p>
      <text:p text:style-name="P12">В том месте, куда оттягивается шпонка, надо приладить курок из той же алюминиевой проволоки. Кусок туго натянутой бельевой резинки заставит курок удерживать шпонку на досочке, пока не спустишь его для выстрела.</text:p>
      <text:p text:style-name="P12">С таким оружием не «та-та-та-кают», с ним спускаются в подвал и начинают охотиться друг на друга в темноте или полумраке. Дзиньк шпонки о цементный пол или о стену подсказывает, что противник недалеко и открыл по тебе огонь. </text:p>
      <text:p text:style-name="P13">Но если ты занял позицию в приямке, то это почти неприступный дот. Сиди и посылай шпонки на звук крадущихся шагов и если услышится «ой!» — значит <text:span text:style-name="T8">ты</text:span> попал.</text:p>
      <text:p text:style-name="P12"/>
      <text:p text:style-name="P13">Осенью рядом с Кварталом прошла сдача и заселение двух пятиэтажек и шпоночные <text:soft-page-break/>военные действия сразу развернулись в их бесконечных <text:span text:style-name="T8">подвальных </text:span>коридорах и <text:span text:style-name="T8">бетонированных</text:span> залах, которые освещались редкими жёлтыми лампочками, но <text:span text:style-name="T8">толлько </text:span>поначалу — <text:span text:style-name="T6">их</text:span> гасили меткими попаданиями всё тех же шпонок.</text:p>
      <text:p text:style-name="P14">Пожалуй, единственным недостатком шпоночного оружия являлась его почти бесшумность. Для самоутверждения тянет сделать побольше тарарама.</text:p>
      <text:p text:style-name="P14"/>
      <text:p text:style-name="P14">Жизнь не стоит на месте и в<text:span text:style-name="T9">о дворе Квартала вечерами начало раздаваться громкое бахканье — точь-в-точь выстрелы.</text:span></text:p>
      <text:p text:style-name="P15">Мальчики вооружились «пиликалками», а я опять припоздал и приходится заискивающе выспрашивать как делать эту «пиликалку».</text:p>
      <text:p text:style-name="P15">Узкую медную трубочку надо согнуть как букву «Г», короткую часть буквы сплющить и через оставшуюся трубочку залить малость расплавленного свинца, чтоб тот, остывая, образовал в трубочке <text:span text:style-name="T8">ровно </text:span>дно.</text:p>
      <text:p text:style-name="P15">Находим толстый длинный гвоздь, чтоб доставал до дна трубки и ещё вытарчивал бы сантиметров на пять.</text:p>
      <text:p text:style-name="P15">Торчащую часть гвоздя тоже загибаем, но сгиб должен быть выше края трубки, в которой он стоит.</text:p>
      <text:p text:style-name="P15">Теперь гвоздь и трубка объединены в систему поршень-цилиндр и, в сборе, смахивают на оквадраченную букву «С».</text:p>
      <text:p text:style-name="P16">Загибы трубки и гвоздя соединяем связанной в кольцо <text:span text:style-name="T10">бельевой </text:span>резинкой — стало похожим на маленький лук, и теперь, когда гвоздь наполовину вытащен, натяжение резинки заставляет его уп<text:span text:style-name="T4">ира</text:span>ться в медную стенку трубки, до тех пор, пока не <text:span text:style-name="T4">сожмёшь в ладони трубку с</text:span> резинк<text:span text:style-name="T4">ой </text:span>—<text:span text:style-name="T4"> </text:span>при нажиме гвоздь соскальзывает внутрь и резко ударяет в свинцовое дно.</text:p>
      <text:p text:style-name="P16">Вот и — пожалуйста! — «пиликалка» готова! </text:p>
      <text:p text:style-name="P16">Остаётся лишь зарядить её, соскребая <text:span text:style-name="T8">серу </text:span>с <text:span text:style-name="T8">головок <text:s/></text:span>спичек <text:span text:style-name="T8">внутрь</text:span> медной трубки, потом взвести гвоздь, зажать «пиликалку» в ладони, сдавить резинку пальцами и — ба-бах!</text:p>
      <text:p text:style-name="P17">Тёмным вечером даже виден выплеск пламени из жерла трубки.</text:p>
      <text:p text:style-name="P17">Вобщем, те же пистолетики с пистонами, но посолидней.</text:p>
      <text:p text:style-name="P17"/>
      <text:p text:style-name="P17">Я хотел изготовить себе «пиликалку», но у папы на работе не нашлось нужной медной трубки. Однако, «пиликалка» у меня была. Наверное, кто-то из мальчиков поделился.</text:p>
      <text:p text:style-name="P18">Да, быть школьником — это хорошая школа жизни...</text:p>
      <text:p text:style-name="P18"/>
      <text:p text:style-name="P19">Ну, а в самой школе наш класс перевели в одноэтажный нижний корпус, отстоявший метров за сто от главного её здания. </text:p>
      <text:p text:style-name="P19">Кроме нашего класса там были только мастерские с тисками и даже <text:span text:style-name="T8">с </text:span>токарным станком, но их открывали лишь для уроков труда старших классов.</text:p>
      <text:p text:style-name="P19">Учение на отшибе имеет немало преимуществ. Например, во время перемены бесись сколько влезет, не опасаясь нарваться на окрик учителя — они приходили в наш корпус по звонку, да и то не сразу, а после того как кто-нибудь из одноклассников <text:span text:style-name="T11">прибежит со</text:span> сторожево<text:span text:style-name="T11">го</text:span> пост<text:span text:style-name="T11">а</text:span> <text:span text:style-name="T11">на углу</text:span> корпус<text:span text:style-name="T11">а сказать кто из учителей спускается от школы к нам.</text:span></text:p>
      <text:p text:style-name="P20">Дозорный <text:s/>нужен, чтоб нас не застали врасплох <text:span text:style-name="T8">при наших</text:span> издева<text:span text:style-name="T8">тельствах</text:span> над розеткой в классной комнате, <text:span text:style-name="T8">мы </text:span>запихива<text:span text:style-name="T8">ли</text:span> <text:span text:style-name="T6">в </text:span>её дырочки ножки радиодетальных сопротивлений. </text:p>
      <text:p text:style-name="P20">Получалось короткое замыкание и розетка <text:span text:style-name="T8">плавила деталь и </text:span>негодующе плевалась большими искрами.</text:p>
      <text:p text:style-name="P10"/>
      <text:p text:style-name="P10"><text:span text:style-name="T4">(...с</text:span>ейчас просто диву даюсь почему никого из нас ни разу не шибануло током. Наверное, розетка добрая попалась...<text:span text:style-name="T4">)</text:span></text:p>
      <text:p text:style-name="P8"/>
      <text:p text:style-name="P21">В нашем доме тоже случились перемены — уехала семья Зиминых, потому что Степана сократили. </text:p>
      <text:p text:style-name="P21">Хрущёв пообещал Западу <text:span text:style-name="T4">уменьшить</text:span> численность Советской армии до двадцати миллионов <text:soft-page-break/>и обещание это выполнялось даже после его отставки на пенсию. </text:p>
      <text:p text:style-name="P21"><text:span text:style-name="T4">С</text:span>окращение <text:span text:style-name="T4">затронуло</text:span> даже атомные объекты.</text:p>
      <text:p text:style-name="P22">Кроме Зиминых уехали ещё жильцы из квартиры под нами, а их взрослая дочь Юля, <text:span text:style-name="T6">уезжая, </text:span><text:s/>подарила нам свой альбом, куда собирала этикетки со спичечных коробков, потому что в то время <text:span text:style-name="T6">коробки</text:span> делались не из картона, а из очень тонкой фанеры, в один слой. </text:p>
      <text:p text:style-name="P22"><text:span text:style-name="T6">Спичечный к</text:span>оробок обтягивал<text:span text:style-name="T6">ся</text:span> синей бумагой, а сверху <text:span text:style-name="T6">ещё и</text:span> наклеивал<text:span text:style-name="T6">и </text:span><text:s/>как<text:span text:style-name="T6">ую</text:span>-нибудь картинк<text:span text:style-name="T6">у</text:span>-этикетк<text:span text:style-name="T6">у</text:span>: с балериной Улановой, или морскими животными, или с портретами космонавтов.</text:p>
      <text:p text:style-name="P22">Этикетки можно было коллекционировать как почтовые марки. <text:s/><text:span text:style-name="T12">Только сперва их надо отлепить с коробка намочив водою, ну, а потом, конечно же, высушить.</text:span></text:p>
      <text:p text:style-name="P22">В альбоме Юли этикетки разделялись по темам: спорт, развитие авиации, города-герои, и всякое такое. </text:p>
      <text:p text:style-name="P22">Конечно, мне с братом и сестрой пришлось увлечься ими и мы продолж<text:span text:style-name="T8">и</text:span>ли коллекцию.</text:p>
      <text:p text:style-name="P22"/>
      <text:p text:style-name="P22">Вместо Юры Зимина моим другом стал тоже Юра, но теперь Николаенко и уже не сосед по площадке, а сосед по двору.</text:p>
      <text:p text:style-name="P22">Когда выпал снег мы с ним <text:span text:style-name="T13">и ещё одним мальчиком ходили отыскивать в лесу <text:s/>норы лисиц, или хотя бы поймать зайца, потому что третий мальчик жил в деревянном доме и у него была собака. </text:span></text:p>
      <text:p text:style-name="P23">Он привёл её на верёвочном поводке и собака долго таскала нас за собой по лесу, где и вправду попадалось немало заячьих следов.</text:p>
      <text:p text:style-name="P23">Однако, собака не обращала на следы никакого внимания, а бегала по сугробам и что-то вынюхивала. </text:p>
      <text:p text:style-name="P23">Наконец, она начала рыться в одном из них и мы надеялись, что откопает затаившуюся в норе лису. Мы даже палки приготовили на зверя, но она вытащила из-под снега большую старую кость и мы прекратили охоту. </text:p>
      <text:p text:style-name="P23"/>
      <text:p text:style-name="P2">На каникулах многих детей моего возраста пригласили в соседний дом, где нововъехавшие жильцы справляли день рождения своей дочери.</text:p>
      <text:p text:style-name="P2">За столом были одни только дети, без взрослых, и много ситра <text:span text:style-name="T6">в бутылках</text:span>. </text:p>
      <text:p text:style-name="P2">Оказалось, что именинница тоже будет учиться в нашем классе. <text:s/>Она походила на Мальвину из Золотого Ключика, только волосы не локонами, а прямые. </text:p>
      <text:p text:style-name="P2">Красивая девочка начала делиться воспоминаниями, что там, где они жили раньше, она была королевой двора, а мальчики как бы её паж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8:15:05.775250478</meta:creation-date>
    <dc:date>2017-02-28T18:15:12.652448334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58" meta:word-count="1253" meta:character-count="8258" meta:non-whitespace-character-count="7015"/>
    <meta:generator>LibreOffice/4.3.3.2$Linux_x86 LibreOffice_project/430m0$Build-2</meta:generator>
  </office:meta>
</office:document-meta>
</file>